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6:51:57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0T17:32:55.739000000</dc:date>
    <meta:editing-duration>P1DT45M46S</meta:editing-duration>
    <meta:editing-cycles>44</meta:editing-cycles>
    <meta:generator>LibreOffice/6.0.3.2$Windows_X86_64 LibreOffice_project/8f48d515416608e3a835360314dac7e47fd0b821</meta:generator>
    <meta:document-statistic meta:table-count="4" meta:cell-count="355" meta:object-count="0"/>
  </office:meta>
</office:document-meta>
</file>